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55057946685702" calcext:value-type="float">
            <text:p>0.01550579466857</text:p>
          </table:table-cell>
          <table:table-cell table:style-name="ce1" office:value-type="float" office:value="0.0123595148324966" calcext:value-type="float">
            <text:p>0.01235951483249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8659019390495" calcext:value-type="float">
            <text:p>0.01586590193905</text:p>
          </table:table-cell>
          <table:table-cell office:value-type="float" office:value="0.0133662638410427" calcext:value-type="float">
            <text:p>0.0133662638410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4216608498245" calcext:value-type="float">
            <text:p>0.015421660849825</text:p>
          </table:table-cell>
          <table:table-cell office:value-type="float" office:value="0.012531828135252" calcext:value-type="float">
            <text:p>0.01253182813525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58736814452897" calcext:value-type="float">
            <text:p>0.01587368144529</text:p>
          </table:table-cell>
          <table:table-cell office:value-type="float" office:value="0.013346174950199" calcext:value-type="float">
            <text:p>0.01334617495019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150808192168673" calcext:value-type="float">
            <text:p>0.015080819216867</text:p>
          </table:table-cell>
          <table:table-cell office:value-type="float" office:value="0.0123703945428133" calcext:value-type="float">
            <text:p>0.01237039454281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MIN([.F2:.F6])" office:value-type="float" office:value="0.0150808192168673" calcext:value-type="float">
            <text:p>0.015080819216867</text:p>
          </table:table-cell>
          <table:table-cell table:formula="of:=MIN([.G2:.G6])" office:value-type="float" office:value="0.0123595148324966" calcext:value-type="float">
            <text:p>0.0123595148324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8T16:00:28.088417321</dc:date>
    <meta:editing-duration>PT42S</meta:editing-duration>
    <meta:editing-cycles>1</meta:editing-cycles>
    <meta:document-statistic meta:table-count="1" meta:cell-count="61" meta:object-count="0"/>
    <meta:generator>LibreOffice/6.0.7.3$Linux_X86_64 LibreOffice_project/00m0$Build-3</meta:generator>
  </office:meta>
</office:document-meta>
</file>